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43e"/>
    </style:style>
    <style:style style:name="P2" style:family="paragraph" style:parent-style-name="Standard">
      <style:text-properties fo:font-weight="normal" officeooo:rsid="0014043e" officeooo:paragraph-rsid="0014043e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14808d" officeooo:paragraph-rsid="0014808d" style:font-weight-asian="normal" style:font-weight-complex="normal"/>
    </style:style>
    <style:style style:name="P4" style:family="paragraph" style:parent-style-name="Standard">
      <style:text-properties fo:font-weight="normal" officeooo:rsid="0014808d" officeooo:paragraph-rsid="0014808d" style:font-weight-asian="normal" style:font-weight-complex="normal"/>
    </style:style>
    <style:style style:name="T1" style:family="text">
      <style:text-properties officeooo:rsid="001404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4043e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officeooo:rsid="0014043e" style:font-weight-asian="bold" style:font-weight-complex="bold"/>
    </style:style>
    <style:style style:name="T8" style:family="text">
      <style:text-properties style:text-underline-style="none" officeooo:rsid="0014043e"/>
    </style:style>
    <style:style style:name="T9" style:family="text">
      <style:text-properties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Project</text:span><text:span text:style-name="T1"> : - </text:span><text:span text:style-name="T7"><text:s/></text:span><text:bookmark text:name="docs-internal-guid-b148cdec-7fff-59b5-7cb2-59cc8503285e"/><text:span text:style-name="T7">Pizza Hut automation using Cucumber</text:span></text:p>
      <text:p text:style-name="P1"><text:span text:style-name="T7"/></text:p>
      <text:p text:style-name="P2"><text:span text:style-name="T6">Package – Feature</text:span></text:p>
      <text:p text:style-name="P2"><text:span text:style-name="T6">pizza.feature</text:span></text:p>
      <text:p text:style-name="P2"><text:span text:style-name="T6"/></text:p>
      <text:p text:style-name="P2">Feature: This feature will be used to automate PizzaHut Website</text:p>
      <text:p text:style-name="P2"/>
      <text:p text:style-name="P2"><text:s text:c="2"/>Scenario: This scenario will be used to Place the Order</text:p>
      <text:p text:style-name="P2"><text:s text:c="4"/>Given I have launched the application</text:p>
      <text:p text:style-name="P2"><text:s text:c="4"/>When I enter the location as "Pune"</text:p>
      <text:p text:style-name="P2"><text:s text:c="4"/>And I select the very first suggestion from the list</text:p>
      <text:p text:style-name="P2"><text:s text:c="4"/>Then I should land on the Deals page</text:p>
      <text:p text:style-name="P2"><text:s text:c="4"/>And I select the tab as "Pizzas"</text:p>
      <text:p text:style-name="P2"><text:s text:c="4"/>And I add "Schezwan Margherita" to the basket</text:p>
      <text:p text:style-name="P2"><text:s text:c="4"/>And I note down the price displayed on the screen</text:p>
      <text:p text:style-name="P2"><text:s text:c="4"/>Then I should see the pizza "Personal Schezwan Margherita" is added to the cart</text:p>
      <text:p text:style-name="P2"><text:s text:c="4"/>And price is also displayed correctly</text:p>
      <text:p text:style-name="P2"><text:s text:c="4"/>And I click on the Checkout button</text:p>
      <text:p text:style-name="P2"><text:s text:c="4"/>Then I should be landed on the secured checkout page</text:p>
      <text:p text:style-name="P2"><text:s text:c="4"/>And I enter the personal details</text:p>
      <text:p text:style-name="P2"><text:s text:c="6"/>| name <text:s/>| Rajesh Sharma |</text:p>
      <text:p text:style-name="P2"><text:s text:c="6"/>| phone | <text:s text:c="3"/>1234567890 |</text:p>
      <text:p text:style-name="P2"><text:s text:c="6"/>| email | abc@xyz.com <text:s text:c="2"/>|</text:p>
      <text:p text:style-name="P2"><text:s text:c="4"/>And I enter the address details</text:p>
      <text:p text:style-name="P2"><text:s text:c="6"/>| 123 Main Street |</text:p>
      <text:p text:style-name="P2"><text:s text:c="6"/>| Some Landmark <text:s text:c="2"/>|</text:p>
      <text:p text:style-name="P2"><text:span text:style-name="T6"/></text:p>
      <text:p text:style-name="P2"><text:span text:style-name="T6"/></text:p>
      <text:p text:style-name="P3"><text:span text:style-name="T6">Package – stepdefs</text:span></text:p>
      <text:p text:style-name="P4"><text:span text:style-name="T6">Hooks.java</text:span></text:p>
      <text:p text:style-name="P4">package stepdef;</text:p>
      <text:p text:style-name="P4"/>
      <text:p text:style-name="P4">import org.openqa.selenium.WebDriver;</text:p>
      <text:p text:style-name="P4">import org.openqa.selenium.chrome.ChromeDriver;</text:p>
      <text:p text:style-name="P4"/>
      <text:p text:style-name="P4">import com.relevantcodes.extentreports.ExtentReports;</text:p>
      <text:p text:style-name="P4">import com.relevantcodes.extentreports.ExtentTest;</text:p>
      <text:p text:style-name="P4"/>
      <text:p text:style-name="P4">import io.cucumber.java.After;</text:p>
      <text:p text:style-name="P4">import io.cucumber.java.Before;</text:p>
      <text:p text:style-name="P4">import io.cucumber.java.Scenario;</text:p>
      <text:p text:style-name="P4"/>
      <text:p text:style-name="P4">public class Hooks {</text:p>
      <text:p text:style-name="P4">public static WebDriver driver;</text:p>
      <text:p text:style-name="P4">public static ExtentReports report = new ExtentReports("HtmlResults.html",false);</text:p>
      <text:p text:style-name="P4">public static ExtentTest test;</text:p>
      <text:p text:style-name="P4"><text:tab/></text:p>
      <text:p text:style-name="P4"><text:tab/>@Before</text:p>
      <text:p text:style-name="P4"><text:tab/>public void SetUp(Scenario scenario) {</text:p>
      <text:p text:style-name="P4"><text:tab/><text:tab/>test = report.startTest(scenario.getName());</text:p>
      <text:p text:style-name="P4"><text:tab/><text:tab/>driver = new ChromeDriver();</text:p>
      <text:p text:style-name="P4"><text:tab/>}</text:p>
      <text:p text:style-name="P4"><text:tab/></text:p>
      <text:p text:style-name="P4"><text:tab/>@After</text:p>
      <text:p text:style-name="P4"><text:tab/>public void TearDown() {</text:p>
      <text:p text:style-name="P4"><text:tab/><text:tab/>driver.quit();</text:p>
      <text:p text:style-name="P4"><text:tab/><text:tab/>report.endTest(test);</text:p>
      <text:p text:style-name="P4"><text:tab/><text:tab/>report.close();</text:p>
      <text:p text:style-name="P4"><text:tab/>}</text:p>
      <text:p text:style-name="P4"/>
      <text:p text:style-name="P4">}</text:p>
      <text:p text:style-name="P4"/>
      <text:p text:style-name="P3">test.java</text:p>
      <text:p text:style-name="P4">package stepdef;</text:p>
      <text:p text:style-name="P4"/>
      <text:p text:style-name="P4">import java.time.Duration;</text:p>
      <text:p text:style-name="P4">import java.util.List;</text:p>
      <text:p text:style-name="P4">import java.util.Map;</text:p>
      <text:p text:style-name="P4">import java.util.Set;</text:p>
      <text:p text:style-name="P4"/>
      <text:p text:style-name="P4">import org.junit.Assert;</text:p>
      <text:p text:style-name="P4">import org.openqa.selenium.By;</text:p>
      <text:p text:style-name="P4">import org.openqa.selenium.WebDriver;</text:p>
      <text:p text:style-name="P4">import org.openqa.selenium.WebElement;</text:p>
      <text:p text:style-name="P4"/>
      <text:p text:style-name="P4">import com.relevantcodes.extentreports.LogStatus;</text:p>
      <text:p text:style-name="P4"/>
      <text:p text:style-name="P4">import io.cucumber.java.en.Given;</text:p>
      <text:p text:style-name="P4">import io.cucumber.java.en.Then;</text:p>
      <text:p text:style-name="P4">import io.cucumber.java.en.When;</text:p>
      <text:p text:style-name="P4"/>
      <text:p text:style-name="P4"/>
      <text:p text:style-name="P4">public class tests {</text:p>
      <text:p text:style-name="P4"><text:tab/>WebDriver driver = Hooks.driver;</text:p>
      <text:p text:style-name="P4"><text:tab/>@Given("I have launched the application")</text:p>
      <text:p text:style-name="P4"><text:tab/>public void i_have_launched_the_application() {</text:p>
      <text:p text:style-name="P4"><text:tab/> <text:s text:c="3"/>// Write code here that turns the phrase above into concrete actions</text:p>
      <text:p text:style-name="P4"><text:tab/><text:tab/>driver.get("https://www.pizzahut.co.in/");</text:p>
      <text:p text:style-name="P4"><text:tab/><text:tab/>driver.manage().window().maximize();</text:p>
      <text:p text:style-name="P4"><text:tab/><text:tab/>driver.manage().timeouts().implicitlyWait(Duration.ofSeconds(5));</text:p>
      <text:p text:style-name="P4"><text:tab/><text:tab/>Hooks.test.log(LogStatus.PASS, "Application Launched");</text:p>
      <text:p text:style-name="P4"><text:tab/> <text:s text:c="3"/></text:p>
      <text:p text:style-name="P4"><text:tab/>}</text:p>
      <text:p text:style-name="P4"/>
      <text:p text:style-name="P4"><text:tab/>@When("I enter the location as {string}")</text:p>
      <text:p text:style-name="P4"><text:tab/>public void i_enter_the_location_as(String location) {</text:p>
      <text:p text:style-name="P4"><text:tab/> <text:s text:c="3"/>// Write code here that turns the phrase above into concrete actions</text:p>
      <text:p text:style-name="P4"><text:tab/><text:tab/>WebElement loc = driver.findElement(By.cssSelector("input[type='text']"));</text:p>
      <text:p text:style-name="P4"><text:tab/><text:tab/>loc.sendKeys(location);</text:p>
      <text:p text:style-name="P4"><text:tab/><text:tab/>Hooks.test.log(LogStatus.PASS, "Location entered");</text:p>
      <text:p text:style-name="P4"><text:tab/><text:tab/></text:p>
      <text:p text:style-name="P4"><text:tab/> <text:s text:c="2"/></text:p>
      <text:p text:style-name="P4"><text:tab/>}</text:p>
      <text:p text:style-name="P4"/>
      <text:p text:style-name="P4"><text:tab/>@When("I select the very first suggestion from the list")</text:p>
      <text:p text:style-name="P4"><text:tab/>public void i_select_the_very_first_suggestion_from_the_list() {</text:p>
      <text:p text:style-name="P4"><text:tab/> <text:s text:c="3"/>// Write code here that turns the phrase above into concrete actions</text:p>
      <text:p text:style-name="P4"><text:tab/><text:tab/>WebElement selectloc = driver.findElement(By.xpath("//button[2]"));</text:p>
      <text:p text:style-name="P4"><text:tab/><text:tab/>selectloc.click();</text:p>
      <text:p text:style-name="P4"><text:tab/><text:tab/>Hooks.test.log(LogStatus.PASS, "clicked on 1st suggestion");</text:p>
      <text:p text:style-name="P4"><text:tab/> <text:s text:c="3"/></text:p>
      <text:p text:style-name="P4"><text:tab/>}</text:p>
      <text:p text:style-name="P4"/>
      <text:p text:style-name="P4"><text:tab/>@Then("I should land on the Deals page")</text:p>
      <text:p text:style-name="P4"><text:soft-page-break/><text:tab/>public void i_should_land_on_the_Deals_page() {</text:p>
      <text:p text:style-name="P4"><text:tab/> <text:s text:c="3"/>// Write code here that turns the phrase above into concrete actions</text:p>
      <text:p text:style-name="P4"><text:tab/><text:tab/>WebElement page = driver.findElement(By.cssSelector("div.side-menu&gt;div&gt;a:nth-of-type(1)")); </text:p>
      <text:p text:style-name="P4"><text:tab/><text:tab/>Assert.assertTrue(page.isDisplayed());</text:p>
      <text:p text:style-name="P4"><text:tab/><text:tab/>Assert.assertTrue(page.isEnabled());</text:p>
      <text:p text:style-name="P4"><text:tab/><text:tab/>System.out.println("The current title is :- " + driver.getTitle());</text:p>
      <text:p text:style-name="P4"><text:tab/><text:tab/>Hooks.test.log(LogStatus.PASS, "Deals Page");</text:p>
      <text:p text:style-name="P4"><text:tab/><text:tab/></text:p>
      <text:p text:style-name="P4"><text:tab/><text:tab/></text:p>
      <text:p text:style-name="P4"><text:tab/><text:tab/></text:p>
      <text:p text:style-name="P4"><text:tab/> <text:s text:c="3"/></text:p>
      <text:p text:style-name="P4"><text:tab/>}</text:p>
      <text:p text:style-name="P4"/>
      <text:p text:style-name="P4"><text:tab/>@Then("I select the tab as {string}")</text:p>
      <text:p text:style-name="P4"><text:tab/>public void i_select_the_tab_as(String pza) {</text:p>
      <text:p text:style-name="P4"><text:tab/> <text:s text:c="3"/>// Write code here that turns the phrase above into concrete actions</text:p>
      <text:p text:style-name="P4"><text:tab/><text:tab/>WebElement pizza = driver.findElement(By.xpath("//a[2]/span[contains(text(),'"+ pza +"')]"));</text:p>
      <text:p text:style-name="P4"><text:tab/><text:tab/>pizza.click();</text:p>
      <text:p text:style-name="P4"><text:tab/><text:tab/>System.out.println("The current title is" + driver.getTitle());</text:p>
      <text:p text:style-name="P4"><text:tab/><text:tab/>Hooks.test.log(LogStatus.PASS, "selected Pizzas");</text:p>
      <text:p text:style-name="P4"><text:tab/><text:tab/></text:p>
      <text:p text:style-name="P4"><text:tab/> <text:s text:c="2"/></text:p>
      <text:p text:style-name="P4"><text:tab/>}</text:p>
      <text:p text:style-name="P4"/>
      <text:p text:style-name="P4"><text:tab/>@Then("I add {string} to the basket")</text:p>
      <text:p text:style-name="P4"><text:tab/>public void i_add_to_the_basket(String addcart) {</text:p>
      <text:p text:style-name="P4"><text:tab/> <text:s text:c="3"/>// Write code here that turns the phrase above into concrete actions</text:p>
      <text:p text:style-name="P4"><text:tab/><text:tab/>WebElement additem = driver.findElement(By.xpath("//span[@data-testid='pizzas']/div[1]/a[2]/div[3]/div/button"));</text:p>
      <text:p text:style-name="P4"><text:tab/><text:tab/>additem.click();</text:p>
      <text:p text:style-name="P4"><text:tab/><text:tab/></text:p>
      <text:p text:style-name="P4"><text:tab/><text:tab/>WebElement additem2 = driver.findElement(By.xpath("//span[@data-testid='pizzas']/div[1]/a[1]/div[3]/div/button"));</text:p>
      <text:p text:style-name="P4"><text:tab/><text:tab/>additem2.click();</text:p>
      <text:p text:style-name="P4"><text:tab/><text:tab/>Hooks.test.log(LogStatus.PASS, "Add items in basket");</text:p>
      <text:p text:style-name="P4"><text:tab/> <text:s text:c="3"/></text:p>
      <text:p text:style-name="P4"><text:tab/>}</text:p>
      <text:p text:style-name="P4"/>
      <text:p text:style-name="P4"><text:tab/>@Then("I note down the price displayed on the screen")</text:p>
      <text:p text:style-name="P4"><text:tab/>public void i_note_down_the_price_displayed_on_the_screen() {</text:p>
      <text:p text:style-name="P4"><text:tab/><text:tab/>WebElement price = driver.findElement(By.xpath("//span[@data-testid='pizzas']/div[1]/a[2]/div[3]/div/button/span[2]"));</text:p>
      <text:p text:style-name="P4"><text:tab/><text:tab/>Assert.assertTrue(price.isDisplayed());</text:p>
      <text:p text:style-name="P4"><text:tab/><text:tab/>System.out.println("The price is: -"+price.getText());</text:p>
      <text:p text:style-name="P4"><text:tab/><text:tab/>Hooks.test.log(LogStatus.PASS, "Proper price displayed");</text:p>
      <text:p text:style-name="P4"><text:tab/> <text:s text:c="2"/></text:p>
      <text:p text:style-name="P4"><text:tab/>}</text:p>
      <text:p text:style-name="P4"/>
      <text:p text:style-name="P4"><text:tab/>@Then("I should see the pizza {string} is added to the cart")</text:p>
      <text:p text:style-name="P4"><text:tab/>public void i_should_see_the_pizza_is_added_to_the_cart(String Expitem) {</text:p>
      <text:p text:style-name="P4"><text:soft-page-break/><text:tab/> <text:s text:c="3"/>// Write code here that turns the phrase above into concrete actions</text:p>
      <text:p text:style-name="P4"><text:tab/><text:tab/>WebElement bitem = driver.findElement(By.xpath("//*[text()='"+ Expitem +"'] "));</text:p>
      <text:p text:style-name="P4"><text:tab/><text:tab/>String Addeditem = bitem.getText();</text:p>
      <text:p text:style-name="P4"><text:tab/><text:tab/>Assert.assertEquals(Expitem,Addeditem);</text:p>
      <text:p text:style-name="P4"><text:tab/><text:tab/>System.out.println("The added item is: -"+ Addeditem);</text:p>
      <text:p text:style-name="P4"><text:tab/><text:tab/>Hooks.test.log(LogStatus.PASS, "Items added in the basket");</text:p>
      <text:p text:style-name="P4"><text:tab/><text:tab/><text:tab/> <text:s text:c="3"/></text:p>
      <text:p text:style-name="P4"><text:tab/>}</text:p>
      <text:p text:style-name="P4"/>
      <text:p text:style-name="P4"><text:tab/>@Then("price is also displayed correctly")</text:p>
      <text:p text:style-name="P4"><text:tab/>public void price_is_also_displayed_correctly() {</text:p>
      <text:p text:style-name="P4"><text:tab/> <text:s text:c="3"/>// Write code here that turns the phrase above into concrete actions</text:p>
      <text:p text:style-name="P4"><text:tab/><text:tab/>WebElement crprice= driver.findElement(By.xpath("//div[@id='basket']//div[3]/div/div/div[2]"));</text:p>
      <text:p text:style-name="P4"><text:tab/><text:tab/>String addedprice = crprice.getText();</text:p>
      <text:p text:style-name="P4"><text:tab/><text:tab/></text:p>
      <text:p text:style-name="P4"><text:tab/><text:tab/>Assert.assertTrue(crprice.isDisplayed());</text:p>
      <text:p text:style-name="P4"><text:tab/></text:p>
      <text:p text:style-name="P4"><text:tab/><text:tab/>System.out.println("The price before adding: -"+addedprice);</text:p>
      <text:p text:style-name="P4"><text:tab/><text:tab/>Hooks.test.log(LogStatus.PASS, "Correct price display of added items");</text:p>
      <text:p text:style-name="P4"><text:tab/><text:tab/></text:p>
      <text:p text:style-name="P4"><text:tab/><text:tab/></text:p>
      <text:p text:style-name="P4"><text:tab/> <text:s text:c="3"/></text:p>
      <text:p text:style-name="P4"><text:tab/>}</text:p>
      <text:p text:style-name="P4"/>
      <text:p text:style-name="P4"><text:tab/>@Then("I click on the Checkout button")</text:p>
      <text:p text:style-name="P4"><text:tab/>public void i_click_on_the_Checkout_button() {</text:p>
      <text:p text:style-name="P4"><text:tab/> <text:s text:c="3"/>// Write code here that turns the phrase above into concrete actions</text:p>
      <text:p text:style-name="P4"><text:tab/><text:tab/>WebElement chk = driver.findElement(By.xpath("//span[text()='Checkout']"));</text:p>
      <text:p text:style-name="P4"><text:tab/><text:tab/>chk.click();</text:p>
      <text:p text:style-name="P4"><text:tab/><text:tab/>Hooks.test.log(LogStatus.PASS, "Clicked on checkout button");</text:p>
      <text:p text:style-name="P4"><text:tab/> <text:s text:c="2"/></text:p>
      <text:p text:style-name="P4"><text:tab/>}</text:p>
      <text:p text:style-name="P4"/>
      <text:p text:style-name="P4"><text:tab/>@Then("I should be landed on the secured checkout page")</text:p>
      <text:p text:style-name="P4"><text:tab/>public void i_should_be_landed_on_the_secured_checkout_page() {</text:p>
      <text:p text:style-name="P4"><text:tab/> <text:s text:c="3"/>// Write code here that turns the phrase above into concrete actions</text:p>
      <text:p text:style-name="P4"><text:tab/><text:tab/>WebElement checkoutpage = driver.findElement(By.xpath("//*[contains(text(),'Secure Checkout')]"));</text:p>
      <text:p text:style-name="P4"><text:tab/><text:tab/>Assert.assertTrue(checkoutpage.isDisplayed());</text:p>
      <text:p text:style-name="P4"><text:tab/><text:tab/>System.out.println("The title of Checkout page is: - "+ driver.getTitle());</text:p>
      <text:p text:style-name="P4"><text:tab/><text:tab/>Hooks.test.log(LogStatus.PASS, "Landed on secured checkout page");</text:p>
      <text:p text:style-name="P4"><text:tab/> <text:s text:c="3"/></text:p>
      <text:p text:style-name="P4"><text:tab/>}</text:p>
      <text:p text:style-name="P4"/>
      <text:p text:style-name="P4"><text:tab/>@Then("I enter the personal details")</text:p>
      <text:p text:style-name="P4"><text:tab/>public void i_enter_the_personal_details(Map&lt;String, String&gt; details) {</text:p>
      <text:p text:style-name="P4"><text:tab/> <text:s text:c="3"/>// Write code here that turns the phrase above into concrete actions</text:p>
      <text:p text:style-name="P4"><text:tab/> <text:s text:c="3"/>// For automatic transformation, change DataTable to one of</text:p>
      <text:p text:style-name="P4"><text:tab/> <text:s text:c="3"/>// E, List&lt;E&gt;, List&lt;List&lt;E&gt;&gt;, List&lt;Map&lt;K,V&gt;&gt;, Map&lt;K,V&gt; or</text:p>
      <text:p text:style-name="P4"><text:tab/> <text:s text:c="3"/>// Map&lt;K, List&lt;V&gt;&gt;. E,K,V must be a String, Integer, Float,</text:p>
      <text:p text:style-name="P4"><text:tab/> <text:s text:c="3"/>// Double, Byte, Short, Long, BigInteger or BigDecimal.</text:p>
      <text:p text:style-name="P4"><text:soft-page-break/><text:tab/> <text:s text:c="3"/>// For other transformations you can register a DataTableType.</text:p>
      <text:p text:style-name="P4"><text:tab/><text:tab/></text:p>
      <text:p text:style-name="P4"><text:tab/><text:tab/></text:p>
      <text:p text:style-name="P4"><text:tab/><text:tab/>Set&lt;String&gt; usrkeys = details.keySet();</text:p>
      <text:p text:style-name="P4"><text:tab/><text:tab/>for(String a: usrkeys) {</text:p>
      <text:p text:style-name="P4"><text:tab/><text:tab/><text:tab/>WebElement usrdetails = driver.findElement(By.cssSelector("input[name='"+ a +"']"));</text:p>
      <text:p text:style-name="P4"><text:tab/><text:tab/><text:tab/>usrdetails.sendKeys(details.get(a));</text:p>
      <text:p text:style-name="P4"><text:tab/><text:tab/>}</text:p>
      <text:p text:style-name="P4"><text:tab/><text:tab/>Hooks.test.log(LogStatus.PASS, "Entered personal detials");</text:p>
      <text:p text:style-name="P4"><text:tab/><text:tab/></text:p>
      <text:p text:style-name="P4"><text:tab/>}</text:p>
      <text:p text:style-name="P4"/>
      <text:p text:style-name="P4"><text:tab/>@Then("I enter the address details")</text:p>
      <text:p text:style-name="P4"><text:tab/>public void i_enter_the_address_details(List&lt;String&gt; addrdetail) {</text:p>
      <text:p text:style-name="P4"><text:tab/> <text:s text:c="3"/>// Write code here that turns the phrase above into concrete actions</text:p>
      <text:p text:style-name="P4"><text:tab/> <text:s text:c="3"/>// For automatic transformation, change DataTable to one of</text:p>
      <text:p text:style-name="P4"><text:tab/> <text:s text:c="3"/>// E, List&lt;E&gt;, List&lt;List&lt;E&gt;&gt;, List&lt;Map&lt;K,V&gt;&gt;, Map&lt;K,V&gt; or</text:p>
      <text:p text:style-name="P4"><text:tab/> <text:s text:c="3"/>// Map&lt;K, List&lt;V&gt;&gt;. E,K,V must be a String, Integer, Float,</text:p>
      <text:p text:style-name="P4"><text:tab/> <text:s text:c="3"/>// Double, Byte, Short, Long, BigInteger or BigDecimal.</text:p>
      <text:p text:style-name="P4"><text:tab/> <text:s text:c="3"/>//</text:p>
      <text:p text:style-name="P4"><text:tab/> <text:s text:c="3"/>// For other transformations you can register a DataTableType.</text:p>
      <text:p text:style-name="P4"><text:tab/><text:tab/>System.out.println(addrdetail);</text:p>
      <text:p text:style-name="P4"><text:tab/><text:tab/>WebElement addline1 = driver.findElement(By.cssSelector("input[name='deliveryAddress.interior']"));</text:p>
      <text:p text:style-name="P4"><text:tab/><text:tab/>addline1.sendKeys(addrdetail.get(0));</text:p>
      <text:p text:style-name="P4"><text:tab/><text:tab/>WebElement addline2 = driver.findElement(By.cssSelector("input[name='deliveryAddress.notes']"));</text:p>
      <text:p text:style-name="P4"><text:tab/><text:tab/>addline2.sendKeys(addrdetail.get(1));</text:p>
      <text:p text:style-name="P4"><text:tab/><text:tab/>Hooks.test.log(LogStatus.PASS, "Entered Address details");</text:p>
      <text:p text:style-name="P4"><text:tab/><text:tab/></text:p>
      <text:p text:style-name="P4"><text:tab/> <text:s text:c="2"/></text:p>
      <text:p text:style-name="P4"><text:tab/>}</text:p>
      <text:p text:style-name="P4"/>
      <text:p text:style-name="P4">}</text:p>
      <text:p text:style-name="P3">TestRunner.java</text:p>
      <text:p text:style-name="P4">package stepdef;</text:p>
      <text:p text:style-name="P4"/>
      <text:p text:style-name="P4">import org.junit.runner.RunWith;</text:p>
      <text:p text:style-name="P4"/>
      <text:p text:style-name="P4">import io.cucumber.junit.Cucumber;</text:p>
      <text:p text:style-name="P4">import io.cucumber.junit.CucumberOptions;</text:p>
      <text:p text:style-name="P4"/>
      <text:p text:style-name="P4"/>
      <text:p text:style-name="P4"/>
      <text:p text:style-name="P4">@RunWith(Cucumber.class)</text:p>
      <text:p text:style-name="P4">@CucumberOptions(</text:p>
      <text:p text:style-name="P4"><text:s text:c="8"/>features = "src/test/java/feature",</text:p>
      <text:p text:style-name="P4"><text:s text:c="8"/>glue = {"stepdef"},</text:p>
      <text:p text:style-name="P4"><text:s text:c="8"/>plugin = {"pretty", "html:target/cucumber-reports.html"},</text:p>
      <text:p text:style-name="P4"><text:s text:c="8"/>monochrome = true</text:p>
      <text:p text:style-name="P4">)</text:p>
      <text:p text:style-name="P4">public class TestRunner {</text:p>
      <text:p text:style-name="P4"/>
      <text:p text:style-name="P4">}</text:p>
      <text:p text:style-name="P4"/>
      <text:p text:style-name="P3">pom.xml</text:p>
      <text:p text:style-name="P4">&lt;project xmlns="http://maven.apache.org/POM/4.0.0" xmlns:xsi="http://www.w3.org/2001/XMLSchema-instance"</text:p>
      <text:p text:style-name="P4"><text:s text:c="2"/>xsi:schemaLocation="http://maven.apache.org/POM/4.0.0 http://maven.apache.org/xsd/maven-4.0.0.xsd"&gt;</text:p>
      <text:p text:style-name="P4"><text:s text:c="2"/>&lt;modelVersion&gt;4.0.0&lt;/modelVersion&gt;</text:p>
      <text:p text:style-name="P4"/>
      <text:p text:style-name="P4"><text:s text:c="2"/>&lt;groupId&gt;com.simplilearn&lt;/groupId&gt;</text:p>
      <text:p text:style-name="P4"><text:s text:c="2"/>&lt;artifactId&gt;PizzahutAutomation&lt;/artifactId&gt;</text:p>
      <text:p text:style-name="P4"><text:s text:c="2"/>&lt;version&gt;0.0.1-SNAPSHOT&lt;/version&gt;</text:p>
      <text:p text:style-name="P4"><text:s text:c="2"/>&lt;packaging&gt;jar&lt;/packaging&gt;</text:p>
      <text:p text:style-name="P4"/>
      <text:p text:style-name="P4"><text:s text:c="2"/>&lt;name&gt;PizzahutAutomation&lt;/name&gt;</text:p>
      <text:p text:style-name="P4"><text:s text:c="2"/>&lt;url&gt;http://maven.apache.org&lt;/url&gt;</text:p>
      <text:p text:style-name="P4"/>
      <text:p text:style-name="P4"><text:s text:c="2"/>&lt;properties&gt;</text:p>
      <text:p text:style-name="P4"><text:s text:c="4"/>&lt;project.build.sourceEncoding&gt;UTF-8&lt;/project.build.sourceEncoding&gt;</text:p>
      <text:p text:style-name="P4"><text:s text:c="2"/>&lt;/properties&gt;</text:p>
      <text:p text:style-name="P4"/>
      <text:p text:style-name="P4"><text:s text:c="2"/>&lt;dependencies&gt;</text:p>
      <text:p text:style-name="P4"><text:s text:c="4"/>&lt;dependency&gt;</text:p>
      <text:p text:style-name="P4"><text:tab/><text:tab/><text:tab/>&lt;groupId&gt;io.cucumber&lt;/groupId&gt;</text:p>
      <text:p text:style-name="P4"><text:tab/><text:tab/><text:tab/>&lt;artifactId&gt;cucumber-java&lt;/artifactId&gt;</text:p>
      <text:p text:style-name="P4"><text:tab/><text:tab/><text:tab/>&lt;version&gt;5.6.0&lt;/version&gt;</text:p>
      <text:p text:style-name="P4"><text:tab/><text:tab/>&lt;/dependency&gt;</text:p>
      <text:p text:style-name="P4"/>
      <text:p text:style-name="P4"><text:tab/><text:tab/>&lt;!-- https://mvnrepository.com/artifact/io.cucumber/cucumber-junit --&gt;</text:p>
      <text:p text:style-name="P4"><text:tab/><text:tab/>&lt;dependency&gt;</text:p>
      <text:p text:style-name="P4"><text:tab/><text:tab/><text:tab/>&lt;groupId&gt;io.cucumber&lt;/groupId&gt;</text:p>
      <text:p text:style-name="P4"><text:tab/><text:tab/><text:tab/>&lt;artifactId&gt;cucumber-junit&lt;/artifactId&gt;</text:p>
      <text:p text:style-name="P4"><text:tab/><text:tab/><text:tab/>&lt;version&gt;5.6.0&lt;/version&gt;</text:p>
      <text:p text:style-name="P4"><text:tab/><text:tab/><text:tab/>&lt;scope&gt;test&lt;/scope&gt;</text:p>
      <text:p text:style-name="P4"><text:tab/><text:tab/>&lt;/dependency&gt;</text:p>
      <text:p text:style-name="P4"/>
      <text:p text:style-name="P4"><text:tab/><text:tab/>&lt;dependency&gt;</text:p>
      <text:p text:style-name="P4"><text:tab/><text:tab/><text:tab/>&lt;groupId&gt;org.seleniumhq.selenium&lt;/groupId&gt;</text:p>
      <text:p text:style-name="P4"><text:tab/><text:tab/><text:tab/>&lt;artifactId&gt;selenium-java&lt;/artifactId&gt;</text:p>
      <text:p text:style-name="P4"><text:tab/><text:tab/><text:tab/>&lt;version&gt;4.21.0&lt;/version&gt;</text:p>
      <text:p text:style-name="P4"><text:tab/><text:tab/>&lt;/dependency&gt;</text:p>
      <text:p text:style-name="P4"><text:tab/><text:tab/>&lt;!-- https://mvnrepository.com/artifact/com.relevantcodes/extentreports --&gt;</text:p>
      <text:p text:style-name="P4"><text:tab/>&lt;dependency&gt;&lt;!--This one is for Extent reports --&gt;</text:p>
      <text:p text:style-name="P4"><text:tab/> <text:s text:c="3"/>&lt;groupId&gt;com.relevantcodes&lt;/groupId&gt;</text:p>
      <text:p text:style-name="P4"><text:tab/> <text:s text:c="3"/>&lt;artifactId&gt;extentreports&lt;/artifactId&gt;</text:p>
      <text:p text:style-name="P4"><text:tab/> <text:s text:c="3"/>&lt;version&gt;2.41.2&lt;/version&gt;</text:p>
      <text:p text:style-name="P4"><text:tab/>&lt;/dependency&gt; </text:p>
      <text:p text:style-name="P4"/>
      <text:p text:style-name="P4"><text:tab/><text:tab/></text:p>
      <text:p text:style-name="P4"><text:s text:c="2"/>&lt;/dependencies&gt;</text:p>
      <text:p text:style-name="P4"><text:s text:c="2"/></text:p>
      <text:p text:style-name="P4">&lt;/project&gt;</text:p>
      <text:p text:style-name="P4"/>
      <text:p text:style-name="P4"/>
      <text:p text:style-name="P4"><text:soft-page-break/></text:p>
      <text:p text:style-name="P4">Github -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6:27:54.170075779</meta:creation-date>
    <dc:date>2024-08-17T16:46:50.895799344</dc:date>
    <meta:editing-duration>PT8M46S</meta:editing-duration>
    <meta:editing-cycles>1</meta:editing-cycles>
    <meta:document-statistic meta:table-count="0" meta:image-count="0" meta:object-count="0" meta:page-count="9" meta:paragraph-count="269" meta:word-count="934" meta:character-count="10093" meta:non-whitespace-character-count="8802"/>
    <meta:generator>LibreOffice/7.6.7.2$Linux_X86_64 LibreOffice_project/60$Build-2</meta:generator>
  </office:meta>
</office:document-meta>
</file>